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13.648cm" svg:y="0.1cm">
            <draw:object draw:notify-on-update-of-ranges="Φύλλο1.A1:Φύλλο1.A1 Φύλλο1.A2:Φύλλο1.A15 Φύλλο1.B1:Φύλλο1.B1 Φύλλο1.B2:Φύλλο1.B15 Φύλλο1.C1:Φύλλο1.C1 Φύλλο1.C2:Φύλλο1.C15 Φύλλο1.D1:Φύλλο1.D1 Φύλλο1.D2:Φύλλο1.D15 Φύλλο1.E1:Φύλλο1.E1 Φύλλο1.E2:Φύλλο1.E15 Φύλλο1.F1:Φύλλο1.F1 Φύλλο1.F2:Φύλλο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4</text:p>
          </table:table-cell>
          <table:table-cell table:style-name="ce1" office:value-type="string" calcext:value-type="string">
            <text:p>PDE5</text:p>
          </table:table-cell>
          <table:table-cell table:style-name="ce1" office:value-type="string" calcext:value-type="string">
            <text:p>PDE10</text:p>
          </table:table-cell>
        </table:table-row>
        <table:table-row table:style-name="ro1">
          <table:table-cell office:value-type="string" calcext:value-type="string">
            <text:p>ELP2</text:p>
          </table:table-cell>
          <table:table-cell office:value-type="float" office:value="2885" calcext:value-type="float">
            <text:p>2885</text:p>
          </table:table-cell>
          <table:table-cell office:value-type="float" office:value="2784" calcext:value-type="float">
            <text:p>2784</text:p>
          </table:table-cell>
          <table:table-cell table:number-columns-repeated="2" office:value-type="float" office:value="2774" calcext:value-type="float">
            <text:p>2774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3238" calcext:value-type="float">
            <text:p>3238</text:p>
          </table:table-cell>
          <table:table-cell office:value-type="float" office:value="3386" calcext:value-type="float">
            <text:p>3386</text:p>
          </table:table-cell>
          <table:table-cell office:value-type="float" office:value="3500" calcext:value-type="float">
            <text:p>3500</text:p>
          </table:table-cell>
          <table:table-cell office:value-type="float" office:value="3252" calcext:value-type="float">
            <text:p>3252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174" calcext:value-type="float">
            <text:p>4174</text:p>
          </table:table-cell>
          <table:table-cell office:value-type="float" office:value="5174" calcext:value-type="float">
            <text:p>5174</text:p>
          </table:table-cell>
          <table:table-cell office:value-type="float" office:value="3866" calcext:value-type="float">
            <text:p>3866</text:p>
          </table:table-cell>
          <table:table-cell office:value-type="float" office:value="3382" calcext:value-type="float">
            <text:p>3382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ELP5</text:p>
          </table:table-cell>
          <table:table-cell office:value-type="float" office:value="5916" calcext:value-type="float">
            <text:p>5916</text:p>
          </table:table-cell>
          <table:table-cell office:value-type="float" office:value="7484" calcext:value-type="float">
            <text:p>7484</text:p>
          </table:table-cell>
          <table:table-cell office:value-type="float" office:value="4387" calcext:value-type="float">
            <text:p>4387</text:p>
          </table:table-cell>
          <table:table-cell office:value-type="float" office:value="3836" calcext:value-type="float">
            <text:p>3836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string" calcext:value-type="string">
            <text:p>ELP6</text:p>
          </table:table-cell>
          <table:table-cell office:value-type="float" office:value="7270" calcext:value-type="float">
            <text:p>7270</text:p>
          </table:table-cell>
          <table:table-cell office:value-type="float" office:value="9008" calcext:value-type="float">
            <text:p>9008</text:p>
          </table:table-cell>
          <table:table-cell office:value-type="float" office:value="4408" calcext:value-type="float">
            <text:p>4408</text:p>
          </table:table-cell>
          <table:table-cell office:value-type="float" office:value="3616" calcext:value-type="float">
            <text:p>3616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string" calcext:value-type="string">
            <text:p>ELP7</text:p>
          </table:table-cell>
          <table:table-cell office:value-type="float" office:value="9258" calcext:value-type="float">
            <text:p>9258</text:p>
          </table:table-cell>
          <table:table-cell office:value-type="float" office:value="9453" calcext:value-type="float">
            <text:p>9453</text:p>
          </table:table-cell>
          <table:table-cell office:value-type="float" office:value="4747" calcext:value-type="float">
            <text:p>4747</text:p>
          </table:table-cell>
          <table:table-cell office:value-type="float" office:value="3875" calcext:value-type="float">
            <text:p>3875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9245" calcext:value-type="float">
            <text:p>9245</text:p>
          </table:table-cell>
          <table:table-cell office:value-type="float" office:value="10137" calcext:value-type="float">
            <text:p>10137</text:p>
          </table:table-cell>
          <table:table-cell office:value-type="float" office:value="5288" calcext:value-type="float">
            <text:p>5288</text:p>
          </table:table-cell>
          <table:table-cell office:value-type="float" office:value="3844" calcext:value-type="float">
            <text:p>3844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string" calcext:value-type="string">
            <text:p>ELP9</text:p>
          </table:table-cell>
          <table:table-cell office:value-type="float" office:value="9166" calcext:value-type="float">
            <text:p>9166</text:p>
          </table:table-cell>
          <table:table-cell office:value-type="float" office:value="12829" calcext:value-type="float">
            <text:p>12829</text:p>
          </table:table-cell>
          <table:table-cell office:value-type="float" office:value="4894" calcext:value-type="float">
            <text:p>4894</text:p>
          </table:table-cell>
          <table:table-cell office:value-type="float" office:value="3935" calcext:value-type="float">
            <text:p>3935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9857" calcext:value-type="float">
            <text:p>9857</text:p>
          </table:table-cell>
          <table:table-cell office:value-type="float" office:value="10706" calcext:value-type="float">
            <text:p>10706</text:p>
          </table:table-cell>
          <table:table-cell office:value-type="float" office:value="4873" calcext:value-type="float">
            <text:p>4873</text:p>
          </table:table-cell>
          <table:table-cell office:value-type="float" office:value="3881" calcext:value-type="float">
            <text:p>3881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string" calcext:value-type="string">
            <text:p>ELP11</text:p>
          </table:table-cell>
          <table:table-cell office:value-type="float" office:value="9314" calcext:value-type="float">
            <text:p>9314</text:p>
          </table:table-cell>
          <table:table-cell office:value-type="float" office:value="11528" calcext:value-type="float">
            <text:p>11528</text:p>
          </table:table-cell>
          <table:table-cell office:value-type="float" office:value="5862" calcext:value-type="float">
            <text:p>5862</text:p>
          </table:table-cell>
          <table:table-cell office:value-type="float" office:value="4131" calcext:value-type="float">
            <text:p>4131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ELP12</text:p>
          </table:table-cell>
          <table:table-cell office:value-type="float" office:value="9689" calcext:value-type="float">
            <text:p>9689</text:p>
          </table:table-cell>
          <table:table-cell office:value-type="float" office:value="12029" calcext:value-type="float">
            <text:p>12029</text:p>
          </table:table-cell>
          <table:table-cell office:value-type="float" office:value="4876" calcext:value-type="float">
            <text:p>4876</text:p>
          </table:table-cell>
          <table:table-cell office:value-type="float" office:value="4219" calcext:value-type="float">
            <text:p>4219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ELP13</text:p>
          </table:table-cell>
          <table:table-cell office:value-type="float" office:value="10831" calcext:value-type="float">
            <text:p>10831</text:p>
          </table:table-cell>
          <table:table-cell office:value-type="float" office:value="11445" calcext:value-type="float">
            <text:p>11445</text:p>
          </table:table-cell>
          <table:table-cell office:value-type="float" office:value="4962" calcext:value-type="float">
            <text:p>4962</text:p>
          </table:table-cell>
          <table:table-cell office:value-type="float" office:value="4312" calcext:value-type="float">
            <text:p>4312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LP14</text:p>
          </table:table-cell>
          <table:table-cell office:value-type="float" office:value="10079" calcext:value-type="float">
            <text:p>10079</text:p>
          </table:table-cell>
          <table:table-cell office:value-type="float" office:value="13411" calcext:value-type="float">
            <text:p>13411</text:p>
          </table:table-cell>
          <table:table-cell office:value-type="float" office:value="4806" calcext:value-type="float">
            <text:p>4806</text:p>
          </table:table-cell>
          <table:table-cell office:value-type="float" office:value="4025" calcext:value-type="float">
            <text:p>4025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ELP15</text:p>
          </table:table-cell>
          <table:table-cell office:value-type="float" office:value="10927" calcext:value-type="float">
            <text:p>10927</text:p>
          </table:table-cell>
          <table:table-cell office:value-type="float" office:value="12537" calcext:value-type="float">
            <text:p>12537</text:p>
          </table:table-cell>
          <table:table-cell office:value-type="float" office:value="5626" calcext:value-type="float">
            <text:p>5626</text:p>
          </table:table-cell>
          <table:table-cell office:value-type="float" office:value="4245" calcext:value-type="float">
            <text:p>4245</text:p>
          </table:table-cell>
          <table:table-cell office:value-type="float" office:value="3115" calcext:value-type="float">
            <text:p>3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7:15:00.092074507</meta:creation-date>
    <dc:date>2023-01-23T17:43:32.602272869</dc:date>
    <meta:editing-duration>PT28M29S</meta:editing-duration>
    <meta:editing-cycles>7</meta:editing-cycles>
    <meta:generator>LibreOffice/7.4.4.2$Linux_X86_64 LibreOffice_project/40$Build-2</meta:generator>
    <meta:document-statistic meta:table-count="1" meta:cell-count="8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6cm" svg:y="0.315cm" chart:style-name="ch2">
          <text:p>SCALABILITY OF PARALLEL DE</text:p>
        </chart:title>
        <chart:legend chart:legend-position="end" svg:x="13.507cm" svg:y="3.26cm" style:legend-expansion="high" chart:style-name="ch3"/>
        <chart:plot-area chart:style-name="ch4" table:cell-range-address="Φύλλο1.A1:Φύλλο1.F15" chart:data-source-has-labels="both" svg:x="1.314cm" svg:y="1.28cm" svg:width="11.873cm" svg:height="6.576cm">
          <chart:coordinate-region svg:x="2.559cm" svg:y="1.468cm" svg:width="10.427cm" svg:height="5.763cm"/>
          <chart:axis chart:dimension="x" chart:name="primary-x" chart:style-name="ch5" chartooo:axis-type="auto">
            <chart:title svg:x="6.32cm" svg:y="8.037cm" chart:style-name="ch6">
              <text:p>DIMENSION</text:p>
            </chart:title>
            <chart:categories table:cell-range-address="Φύλλο1.A2:Φύλλο1.A15"/>
          </chart:axis>
          <chart:axis chart:dimension="y" chart:name="primary-y" chart:style-name="ch7">
            <chart:title svg:x="0.451cm" svg:y="5.962cm" chart:style-name="ch8">
              <text:p>FUNCTION CALLS</text:p>
            </chart:title>
            <chart:grid chart:style-name="ch9" chart:class="major"/>
          </chart:axis>
          <chart:series chart:style-name="ch10" chart:values-cell-range-address="Φύλλο1.B2:Φύλλο1.B15" chart:label-cell-address="Φύλλο1.B1:Φύλλο1.B1" chart:class="chart:scatter">
            <chart:data-point chart:repeated="14"/>
          </chart:series>
          <chart:series chart:style-name="ch11" chart:values-cell-range-address="Φύλλο1.C2:Φύλλο1.C15" chart:label-cell-address="Φύλλο1.C1:Φύλλο1.C1" chart:class="chart:scatter">
            <chart:data-point chart:repeated="14"/>
          </chart:series>
          <chart:series chart:style-name="ch12" chart:values-cell-range-address="Φύλλο1.D2:Φύλλο1.D15" chart:label-cell-address="Φύλλο1.D1:Φύλλο1.D1" chart:class="chart:scatter">
            <chart:data-point chart:repeated="14"/>
          </chart:series>
          <chart:series chart:style-name="ch13" chart:values-cell-range-address="Φύλλο1.E2:Φύλλο1.E15" chart:label-cell-address="Φύλλο1.E1:Φύλλο1.E1" chart:class="chart:scatter">
            <chart:data-point chart:repeated="14"/>
          </chart:series>
          <chart:series chart:style-name="ch14" chart:values-cell-range-address="Φύλλο1.F2:Φύλλο1.F15" chart:label-cell-address="Φύλλο1.F1:Φύλλο1.F1" chart:class="chart:scatte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E1</text:p>
                <draw:g>
                  <svg:desc>Φύλλο1.B1:Φύλλο1.B1</svg:desc>
                </draw:g>
              </table:table-cell>
              <table:table-cell office:value-type="string">
                <text:p>PDE2</text:p>
                <draw:g>
                  <svg:desc>Φύλλο1.C1:Φύλλο1.C1</svg:desc>
                </draw:g>
              </table:table-cell>
              <table:table-cell office:value-type="string">
                <text:p>PDE4</text:p>
                <draw:g>
                  <svg:desc>Φύλλο1.D1:Φύλλο1.D1</svg:desc>
                </draw:g>
              </table:table-cell>
              <table:table-cell office:value-type="string">
                <text:p>PDE5</text:p>
                <draw:g>
                  <svg:desc>Φύλλο1.E1:Φύλλο1.E1</svg:desc>
                </draw:g>
              </table:table-cell>
              <table:table-cell office:value-type="string">
                <text:p>PDE10</text:p>
                <draw:g>
                  <svg:desc>Φύλλο1.F1:Φύλλο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P2</text:p>
                <draw:g>
                  <svg:desc>Φύλλο1.A2:Φύλλο1.A15</svg:desc>
                </draw:g>
              </table:table-cell>
              <table:table-cell office:value-type="float" office:value="2885">
                <text:p>2885</text:p>
                <draw:g>
                  <svg:desc>Φύλλο1.B2:Φύλλο1.B15</svg:desc>
                </draw:g>
              </table:table-cell>
              <table:table-cell office:value-type="float" office:value="2784">
                <text:p>2784</text:p>
                <draw:g>
                  <svg:desc>Φύλλο1.C2:Φύλλο1.C15</svg:desc>
                </draw:g>
              </table:table-cell>
              <table:table-cell office:value-type="float" office:value="2774">
                <text:p>2774</text:p>
                <draw:g>
                  <svg:desc>Φύλλο1.D2:Φύλλο1.D15</svg:desc>
                </draw:g>
              </table:table-cell>
              <table:table-cell office:value-type="float" office:value="2774">
                <text:p>2774</text:p>
                <draw:g>
                  <svg:desc>Φύλλο1.E2:Φύλλο1.E15</svg:desc>
                </draw:g>
              </table:table-cell>
              <table:table-cell office:value-type="float" office:value="2594">
                <text:p>2594</text:p>
                <draw:g>
                  <svg:desc>Φύλλο1.F2:Φύλλο1.F15</svg:desc>
                </draw:g>
              </table:table-cell>
            </table:table-row>
            <table:table-row>
              <table:table-cell office:value-type="string">
                <text:p>ELP3</text:p>
              </table:table-cell>
              <table:table-cell office:value-type="float" office:value="3238">
                <text:p>3238</text:p>
              </table:table-cell>
              <table:table-cell office:value-type="float" office:value="3386">
                <text:p>3386</text:p>
              </table:table-cell>
              <table:table-cell office:value-type="float" office:value="3500">
                <text:p>3500</text:p>
              </table:table-cell>
              <table:table-cell office:value-type="float" office:value="3252">
                <text:p>325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ELP4</text:p>
              </table:table-cell>
              <table:table-cell office:value-type="float" office:value="4174">
                <text:p>4174</text:p>
              </table:table-cell>
              <table:table-cell office:value-type="float" office:value="5174">
                <text:p>5174</text:p>
              </table:table-cell>
              <table:table-cell office:value-type="float" office:value="3866">
                <text:p>3866</text:p>
              </table:table-cell>
              <table:table-cell office:value-type="float" office:value="3382">
                <text:p>3382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ELP5</text:p>
              </table:table-cell>
              <table:table-cell office:value-type="float" office:value="5916">
                <text:p>5916</text:p>
              </table:table-cell>
              <table:table-cell office:value-type="float" office:value="7484">
                <text:p>7484</text:p>
              </table:table-cell>
              <table:table-cell office:value-type="float" office:value="4387">
                <text:p>4387</text:p>
              </table:table-cell>
              <table:table-cell office:value-type="float" office:value="3836">
                <text:p>3836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ELP6</text:p>
              </table:table-cell>
              <table:table-cell office:value-type="float" office:value="7270">
                <text:p>7270</text:p>
              </table:table-cell>
              <table:table-cell office:value-type="float" office:value="9008">
                <text:p>9008</text:p>
              </table:table-cell>
              <table:table-cell office:value-type="float" office:value="4408">
                <text:p>4408</text:p>
              </table:table-cell>
              <table:table-cell office:value-type="float" office:value="3616">
                <text:p>3616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ELP7</text:p>
              </table:table-cell>
              <table:table-cell office:value-type="float" office:value="9258">
                <text:p>9258</text:p>
              </table:table-cell>
              <table:table-cell office:value-type="float" office:value="9453">
                <text:p>9453</text:p>
              </table:table-cell>
              <table:table-cell office:value-type="float" office:value="4747">
                <text:p>4747</text:p>
              </table:table-cell>
              <table:table-cell office:value-type="float" office:value="3875">
                <text:p>3875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ELP8</text:p>
              </table:table-cell>
              <table:table-cell office:value-type="float" office:value="9245">
                <text:p>9245</text:p>
              </table:table-cell>
              <table:table-cell office:value-type="float" office:value="10137">
                <text:p>10137</text:p>
              </table:table-cell>
              <table:table-cell office:value-type="float" office:value="5288">
                <text:p>5288</text:p>
              </table:table-cell>
              <table:table-cell office:value-type="float" office:value="3844">
                <text:p>3844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ELP9</text:p>
              </table:table-cell>
              <table:table-cell office:value-type="float" office:value="9166">
                <text:p>9166</text:p>
              </table:table-cell>
              <table:table-cell office:value-type="float" office:value="12829">
                <text:p>12829</text:p>
              </table:table-cell>
              <table:table-cell office:value-type="float" office:value="4894">
                <text:p>4894</text:p>
              </table:table-cell>
              <table:table-cell office:value-type="float" office:value="3935">
                <text:p>3935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ELP10</text:p>
              </table:table-cell>
              <table:table-cell office:value-type="float" office:value="9857">
                <text:p>9857</text:p>
              </table:table-cell>
              <table:table-cell office:value-type="float" office:value="10706">
                <text:p>10706</text:p>
              </table:table-cell>
              <table:table-cell office:value-type="float" office:value="4873">
                <text:p>4873</text:p>
              </table:table-cell>
              <table:table-cell office:value-type="float" office:value="3881">
                <text:p>388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ELP11</text:p>
              </table:table-cell>
              <table:table-cell office:value-type="float" office:value="9314">
                <text:p>9314</text:p>
              </table:table-cell>
              <table:table-cell office:value-type="float" office:value="11528">
                <text:p>11528</text:p>
              </table:table-cell>
              <table:table-cell office:value-type="float" office:value="5862">
                <text:p>5862</text:p>
              </table:table-cell>
              <table:table-cell office:value-type="float" office:value="4131">
                <text:p>4131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ELP12</text:p>
              </table:table-cell>
              <table:table-cell office:value-type="float" office:value="9689">
                <text:p>9689</text:p>
              </table:table-cell>
              <table:table-cell office:value-type="float" office:value="12029">
                <text:p>12029</text:p>
              </table:table-cell>
              <table:table-cell office:value-type="float" office:value="4876">
                <text:p>4876</text:p>
              </table:table-cell>
              <table:table-cell office:value-type="float" office:value="4219">
                <text:p>421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ELP13</text:p>
              </table:table-cell>
              <table:table-cell office:value-type="float" office:value="10831">
                <text:p>10831</text:p>
              </table:table-cell>
              <table:table-cell office:value-type="float" office:value="11445">
                <text:p>11445</text:p>
              </table:table-cell>
              <table:table-cell office:value-type="float" office:value="4962">
                <text:p>4962</text:p>
              </table:table-cell>
              <table:table-cell office:value-type="float" office:value="4312">
                <text:p>4312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ELP14</text:p>
              </table:table-cell>
              <table:table-cell office:value-type="float" office:value="10079">
                <text:p>10079</text:p>
              </table:table-cell>
              <table:table-cell office:value-type="float" office:value="13411">
                <text:p>13411</text:p>
              </table:table-cell>
              <table:table-cell office:value-type="float" office:value="4806">
                <text:p>4806</text:p>
              </table:table-cell>
              <table:table-cell office:value-type="float" office:value="4025">
                <text:p>4025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ELP15</text:p>
              </table:table-cell>
              <table:table-cell office:value-type="float" office:value="10927">
                <text:p>10927</text:p>
              </table:table-cell>
              <table:table-cell office:value-type="float" office:value="12537">
                <text:p>12537</text:p>
              </table:table-cell>
              <table:table-cell office:value-type="float" office:value="5626">
                <text:p>5626</text:p>
              </table:table-cell>
              <table:table-cell office:value-type="float" office:value="4245">
                <text:p>4245</text:p>
              </table:table-cell>
              <table:table-cell office:value-type="float" office:value="3115">
                <text:p>3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